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4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7" style:family="graphic" style:parent-style-name="standard">
      <style:graphic-properties draw:stroke="solid" svg:stroke-width="0.018cm" svg:stroke-color="#434343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9" style:family="graphic" style:parent-style-name="standard">
      <style:graphic-properties draw:stroke="solid" svg:stroke-width="0.018cm" svg:stroke-color="#999999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5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54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6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7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477cm" fo:min-width="1.21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7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2.3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P1" style:family="paragraph">
      <loext:graphic-properties draw:fill="none"/>
      <style:text-properties style:font-name="Liberation Serif" fo:font-size="6pt"/>
    </style:style>
    <style:style style:name="P2" style:family="paragraph">
      <loext:graphic-properties draw:fill="solid" draw:fill-color="#000000" draw:opacity="0%"/>
      <style:text-properties style:font-name="Liberation Serif" fo:font-size="6pt"/>
    </style:style>
    <style:style style:name="P3" style:family="paragraph">
      <loext:graphic-properties draw:fill="solid" draw:fill-color="#434343"/>
      <style:text-properties style:font-name="Liberation Serif" fo:font-size="6pt"/>
    </style:style>
    <style:style style:name="P4" style:family="paragraph">
      <loext:graphic-properties draw:fill="solid" draw:fill-color="#999999"/>
      <style:text-properties style:font-name="Liberation Serif" fo:font-size="6pt"/>
    </style:style>
    <style:style style:name="P5" style:family="paragraph">
      <loext:graphic-properties draw:fill="solid" draw:fill-color="#ffffff"/>
      <style:text-properties style:font-name="Liberation Serif" fo:font-size="6pt"/>
    </style:style>
    <style:style style:name="P6" style:family="paragraph">
      <loext:graphic-properties draw:fill="solid" draw:fill-color="#000000"/>
      <style:text-properties style:font-name="Liberation Serif" fo:font-size="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start" style:writing-mode="lr-tb"/>
      <style:text-properties fo:color="#000000"/>
    </style:style>
    <style:style style:name="P11" style:family="paragraph">
      <loext:graphic-properties draw:fill="none"/>
      <style:paragraph-properties fo:text-align="start" style:writing-mode="lr-tb"/>
      <style:text-properties fo:color="#000000" style:font-name="Liberation Serif" fo:font-size="6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Liberation Serif" fo:font-size="6pt" style:font-size-asian="12pt" style:font-name-complex="Arial1" style:font-size-complex="12pt"/>
    </style:style>
    <style:style style:name="T2" style:family="text">
      <style:text-properties fo:color="#1a1a1a" style:font-name="Liberation Serif" fo:font-size="6pt" style:font-size-asian="12pt" style:font-name-complex="Arial1" style:font-size-complex="12pt"/>
    </style:style>
    <style:style style:name="T3" style:family="text">
      <style:text-properties style:font-name="Liberation Serif" fo:font-size="6pt" style:font-size-asian="20pt" style:font-name-complex="Arial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65cm" svg:y1="3.142cm" svg:x2="8.814cm" svg:y2="3.142cm">
          <text:p/>
        </draw:line>
        <draw:line draw:style-name="gr2" draw:text-style-name="P1" draw:layer="layout" svg:x1="0.65cm" svg:y1="2.702cm" svg:x2="8.814cm" svg:y2="2.702cm">
          <text:p/>
        </draw:line>
        <draw:line draw:style-name="gr2" draw:text-style-name="P1" draw:layer="layout" svg:x1="0.65cm" svg:y1="2.25cm" svg:x2="8.814cm" svg:y2="2.25cm">
          <text:p/>
        </draw:line>
        <draw:line draw:style-name="gr2" draw:text-style-name="P1" draw:layer="layout" svg:x1="0.65cm" svg:y1="1.81cm" svg:x2="8.814cm" svg:y2="1.81cm">
          <text:p/>
        </draw:line>
        <draw:line draw:style-name="gr2" draw:text-style-name="P1" draw:layer="layout" svg:x1="0.65cm" svg:y1="1.37cm" svg:x2="8.814cm" svg:y2="1.37cm">
          <text:p/>
        </draw:line>
        <draw:line draw:style-name="gr2" draw:text-style-name="P1" draw:layer="layout" svg:x1="0.65cm" svg:y1="0.918cm" svg:x2="8.814cm" svg:y2="0.918cm">
          <text:p/>
        </draw:line>
        <draw:polygon draw:style-name="gr3" draw:text-style-name="P2" draw:layer="layout" svg:width="8.163cm" svg:height="0.011cm" svg:x="0.65cm" svg:y="3.066cm" svg:viewBox="0 0 8164 12" draw:points="0,0 8164,0 8164,12 0,12">
          <text:p/>
        </draw:polygon>
        <draw:polygon draw:style-name="gr3" draw:text-style-name="P2" draw:layer="layout" svg:width="8.163cm" svg:height="0.011cm" svg:x="0.65cm" svg:y="2.985cm" svg:viewBox="0 0 8164 12" draw:points="0,0 8164,0 8164,12 0,12">
          <text:p/>
        </draw:polygon>
        <draw:polygon draw:style-name="gr3" draw:text-style-name="P2" draw:layer="layout" svg:width="8.163cm" svg:height="0.011cm" svg:x="0.65cm" svg:y="2.916cm" svg:viewBox="0 0 8164 12" draw:points="0,0 8164,0 8164,12 0,12">
          <text:p/>
        </draw:polygon>
        <draw:polygon draw:style-name="gr3" draw:text-style-name="P2" draw:layer="layout" svg:width="8.163cm" svg:height="0.011cm" svg:x="0.65cm" svg:y="2.846cm" svg:viewBox="0 0 8164 12" draw:points="0,0 8164,0 8164,12 0,12">
          <text:p/>
        </draw:polygon>
        <draw:polygon draw:style-name="gr3" draw:text-style-name="P2" draw:layer="layout" svg:width="8.163cm" svg:height="0.011cm" svg:x="0.65cm" svg:y="2.765cm" svg:viewBox="0 0 8164 12" draw:points="0,0 8164,0 8164,12 0,12">
          <text:p/>
        </draw:polygon>
        <draw:polygon draw:style-name="gr3" draw:text-style-name="P2" draw:layer="layout" svg:width="8.163cm" svg:height="0.011cm" svg:x="0.65cm" svg:y="2.615cm" svg:viewBox="0 0 8164 12" draw:points="0,0 8164,0 8164,12 0,12">
          <text:p/>
        </draw:polygon>
        <draw:polygon draw:style-name="gr3" draw:text-style-name="P2" draw:layer="layout" svg:width="8.163cm" svg:height="0.011cm" svg:x="0.65cm" svg:y="2.545cm" svg:viewBox="0 0 8164 12" draw:points="0,0 8164,0 8164,12 0,12">
          <text:p/>
        </draw:polygon>
        <draw:polygon draw:style-name="gr3" draw:text-style-name="P2" draw:layer="layout" svg:width="8.163cm" svg:height="0.011cm" svg:x="0.65cm" svg:y="2.476cm" svg:viewBox="0 0 8164 12" draw:points="0,0 8164,0 8164,12 0,12">
          <text:p/>
        </draw:polygon>
        <draw:polygon draw:style-name="gr3" draw:text-style-name="P2" draw:layer="layout" svg:width="8.163cm" svg:height="0.011cm" svg:x="0.65cm" svg:y="2.395cm" svg:viewBox="0 0 8164 12" draw:points="0,0 8164,0 8164,12 0,12">
          <text:p/>
        </draw:polygon>
        <draw:polygon draw:style-name="gr3" draw:text-style-name="P2" draw:layer="layout" svg:width="8.163cm" svg:height="0.011cm" svg:x="0.65cm" svg:y="2.325cm" svg:viewBox="0 0 8164 12" draw:points="0,0 8164,0 8164,12 0,12">
          <text:p/>
        </draw:polygon>
        <draw:polygon draw:style-name="gr3" draw:text-style-name="P2" draw:layer="layout" svg:width="8.163cm" svg:height="0.011cm" svg:x="0.65cm" svg:y="2.175cm" svg:viewBox="0 0 8164 12" draw:points="0,0 8164,0 8164,12 0,12">
          <text:p/>
        </draw:polygon>
        <draw:polygon draw:style-name="gr3" draw:text-style-name="P2" draw:layer="layout" svg:width="8.163cm" svg:height="0.011cm" svg:x="0.65cm" svg:y="2.105cm" svg:viewBox="0 0 8164 12" draw:points="0,0 8164,0 8164,12 0,12">
          <text:p/>
        </draw:polygon>
        <draw:polygon draw:style-name="gr3" draw:text-style-name="P2" draw:layer="layout" svg:width="8.163cm" svg:height="0.011cm" svg:x="0.65cm" svg:y="2.024cm" svg:viewBox="0 0 8164 12" draw:points="0,0 8164,0 8164,12 0,12">
          <text:p/>
        </draw:polygon>
        <draw:polygon draw:style-name="gr3" draw:text-style-name="P2" draw:layer="layout" svg:width="8.163cm" svg:height="0.011cm" svg:x="0.65cm" svg:y="1.955cm" svg:viewBox="0 0 8164 12" draw:points="0,0 8164,0 8164,12 0,12">
          <text:p/>
        </draw:polygon>
        <draw:polygon draw:style-name="gr3" draw:text-style-name="P2" draw:layer="layout" svg:width="8.163cm" svg:height="0.011cm" svg:x="0.65cm" svg:y="1.874cm" svg:viewBox="0 0 8164 12" draw:points="0,0 8164,0 8164,12 0,12">
          <text:p/>
        </draw:polygon>
        <draw:polygon draw:style-name="gr3" draw:text-style-name="P2" draw:layer="layout" svg:width="8.163cm" svg:height="0.011cm" svg:x="0.65cm" svg:y="1.735cm" svg:viewBox="0 0 8164 12" draw:points="0,0 8164,0 8164,12 0,12">
          <text:p/>
        </draw:polygon>
        <draw:polygon draw:style-name="gr3" draw:text-style-name="P2" draw:layer="layout" svg:width="8.163cm" svg:height="0.011cm" svg:x="0.65cm" svg:y="1.654cm" svg:viewBox="0 0 8164 12" draw:points="0,0 8164,0 8164,12 0,12">
          <text:p/>
        </draw:polygon>
        <draw:polygon draw:style-name="gr3" draw:text-style-name="P2" draw:layer="layout" svg:width="8.163cm" svg:height="0.011cm" svg:x="0.65cm" svg:y="1.584cm" svg:viewBox="0 0 8164 12" draw:points="0,0 8164,0 8164,12 0,12">
          <text:p/>
        </draw:polygon>
        <draw:polygon draw:style-name="gr3" draw:text-style-name="P2" draw:layer="layout" svg:width="8.163cm" svg:height="0.011cm" svg:x="0.65cm" svg:y="1.515cm" svg:viewBox="0 0 8164 12" draw:points="0,0 8164,0 8164,12 0,12">
          <text:p/>
        </draw:polygon>
        <draw:polygon draw:style-name="gr3" draw:text-style-name="P2" draw:layer="layout" svg:width="8.163cm" svg:height="0.011cm" svg:x="0.65cm" svg:y="1.434cm" svg:viewBox="0 0 8164 12" draw:points="0,0 8164,0 8164,12 0,12">
          <text:p/>
        </draw:polygon>
        <draw:polygon draw:style-name="gr3" draw:text-style-name="P2" draw:layer="layout" svg:width="8.163cm" svg:height="0.011cm" svg:x="0.65cm" svg:y="1.283cm" svg:viewBox="0 0 8164 12" draw:points="0,0 8164,0 8164,12 0,12">
          <text:p/>
        </draw:polygon>
        <draw:polygon draw:style-name="gr3" draw:text-style-name="P2" draw:layer="layout" svg:width="8.163cm" svg:height="0.011cm" svg:x="0.65cm" svg:y="1.214cm" svg:viewBox="0 0 8164 12" draw:points="0,0 8164,0 8164,12 0,12">
          <text:p/>
        </draw:polygon>
        <draw:polygon draw:style-name="gr3" draw:text-style-name="P2" draw:layer="layout" svg:width="8.163cm" svg:height="0.011cm" svg:x="0.65cm" svg:y="1.144cm" svg:viewBox="0 0 8164 12" draw:points="0,0 8164,0 8164,12 0,12">
          <text:p/>
        </draw:polygon>
        <draw:polygon draw:style-name="gr3" draw:text-style-name="P2" draw:layer="layout" svg:width="8.163cm" svg:height="0.011cm" svg:x="0.65cm" svg:y="1.063cm" svg:viewBox="0 0 8164 12" draw:points="0,0 8164,0 8164,12 0,12">
          <text:p/>
        </draw:polygon>
        <draw:polygon draw:style-name="gr3" draw:text-style-name="P2" draw:layer="layout" svg:width="8.163cm" svg:height="0.011cm" svg:x="0.65cm" svg:y="0.994cm" svg:viewBox="0 0 8164 12" draw:points="0,0 8164,0 8164,12 0,12">
          <text:p/>
        </draw:polygon>
        <draw:line draw:style-name="gr4" draw:text-style-name="P1" draw:layer="layout" svg:x1="0.65cm" svg:y1="3.142cm" svg:x2="0.65cm" svg:y2="0.918cm">
          <text:p/>
        </draw:line>
        <draw:path draw:style-name="gr3" draw:text-style-name="P2" draw:layer="layout" svg:width="0.613cm" svg:height="1.806cm" svg:x="1.305cm" svg:y="1.352cm" svg:viewBox="0 0 614 1807" svg:d="M602 1807h-590-12v-12-1760h12-12c0-19 16-35 35-35v12-12h544v12-12c19 0 35 16 35 35h-12 12v1760 12zM602 1784v11h-11v-1760c0-6-5-12-12-12h-544c-6 0-12 6-12 12v1760h-11v-11z">
          <text:p/>
        </draw:path>
        <draw:path draw:style-name="gr5" draw:text-style-name="P3" draw:layer="layout" svg:width="0.59cm" svg:height="1.782cm" svg:x="1.316cm" svg:y="1.364cm" svg:viewBox="0 0 591 1783" svg:d="M591 1783h-591v-1760c0-13 10-23 23-23h545c12 0 23 10 23 23z">
          <text:p/>
        </draw:path>
        <draw:path draw:style-name="gr3" draw:text-style-name="P2" draw:layer="layout" svg:width="0.613cm" svg:height="1.806cm" svg:x="3.181cm" svg:y="1.352cm" svg:viewBox="0 0 614 1807" svg:d="M603 1807h-591-12v-12-1760h12-12c0-19 16-35 35-35v12-12h544v12-12c20 0 35 16 35 35h-11 11v1760 12zM603 1784v11h-12v-1760c0-6-5-12-12-12h-544c-6 0-12 6-12 12v1760h-11v-11z">
          <text:p/>
        </draw:path>
        <draw:path draw:style-name="gr5" draw:text-style-name="P3" draw:layer="layout" svg:width="0.59cm" svg:height="1.782cm" svg:x="3.192cm" svg:y="1.364cm" svg:viewBox="0 0 591 1783" svg:d="M591 1783h-591v-1760c0-13 10-23 23-23h545c12 0 23 10 23 23z">
          <text:p/>
        </draw:path>
        <draw:path draw:style-name="gr3" draw:text-style-name="P2" draw:layer="layout" svg:width="0.613cm" svg:height="1.655cm" svg:x="5.057cm" svg:y="1.503cm" svg:viewBox="0 0 614 1656" svg:d="M603 1656h-591-12v-11-1610h12-12c0-20 16-35 35-35v11-11h544v11-11c20 0 35 15 35 35h-11 11v1610 11zM603 1633v12h-12v-1610c0-7-5-12-12-12h-544c-6 0-12 5-12 12v1610h-11v-12z">
          <text:p/>
        </draw:path>
        <draw:path draw:style-name="gr5" draw:text-style-name="P3" draw:layer="layout" svg:width="0.59cm" svg:height="1.632cm" svg:x="5.068cm" svg:y="1.515cm" svg:viewBox="0 0 591 1633" svg:d="M591 1633h-591v-1610c0-12 10-23 23-23h545c12 0 23 11 23 23z">
          <text:p/>
        </draw:path>
        <draw:path draw:style-name="gr3" draw:text-style-name="P2" draw:layer="layout" svg:width="0.613cm" svg:height="1.818cm" svg:x="6.933cm" svg:y="1.341cm" svg:viewBox="0 0 614 1819" svg:d="M603 1819h-591-12v-12-1772h12-12c0-20 16-35 35-35v11-11h544v11-11c20 0 35 15 35 35h-11 11v1772 12zM603 1795v12h-12v-1772c0-7-5-12-12-12h-544c-6 0-12 5-12 12v1772h-11v-12z">
          <text:p/>
        </draw:path>
        <draw:path draw:style-name="gr5" draw:text-style-name="P3" draw:layer="layout" svg:width="0.59cm" svg:height="1.794cm" svg:x="6.944cm" svg:y="1.352cm" svg:viewBox="0 0 591 1795" svg:d="M591 1795h-591v-1772c0-12 10-23 23-23h545c12 0 23 11 23 23z">
          <text:p/>
        </draw:path>
        <draw:path draw:style-name="gr3" draw:text-style-name="P2" draw:layer="layout" svg:width="0.613cm" svg:height="1.806cm" svg:x="1.918cm" svg:y="1.352cm" svg:viewBox="0 0 614 1807" svg:d="M602 1807h-591-11v-12-1760h11-11c0-19 16-35 35-35v12-12h544v12-12c19 0 35 16 35 35h-12 12v1760 12zM602 1784v11h-11v-1760c0-6-5-12-12-12h-544c-6 0-12 6-12 12v1760h-12v-11z">
          <text:p/>
        </draw:path>
        <draw:path draw:style-name="gr6" draw:text-style-name="P4" draw:layer="layout" svg:width="0.59cm" svg:height="1.782cm" svg:x="1.93cm" svg:y="1.364cm" svg:viewBox="0 0 591 1783" svg:d="M591 1783h-591v-1760c0-13 11-23 23-23h545c13 0 23 10 23 23z">
          <text:p/>
        </draw:path>
        <draw:path draw:style-name="gr3" draw:text-style-name="P2" draw:layer="layout" svg:width="0.613cm" svg:height="1.794cm" svg:x="3.794cm" svg:y="1.364cm" svg:viewBox="0 0 614 1795" svg:d="M603 1795h-592-11v-12-1749h11-11c0-19 16-34 35-34v11-11h544v11-11c20 0 35 15 35 34h-11 11v1749 12zM603 1772v11h-12v-1749c0-6-5-11-12-11h-544c-6 0-12 5-12 11v1749h-12v-11z">
          <text:p/>
        </draw:path>
        <draw:path draw:style-name="gr6" draw:text-style-name="P4" draw:layer="layout" svg:width="0.59cm" svg:height="1.771cm" svg:x="3.806cm" svg:y="1.376cm" svg:viewBox="0 0 591 1772" svg:d="M591 1772h-591v-1749c0-13 11-23 23-23h545c13 0 23 10 23 23z">
          <text:p/>
        </draw:path>
        <draw:path draw:style-name="gr3" draw:text-style-name="P2" draw:layer="layout" svg:width="0.613cm" svg:height="1.736cm" svg:x="5.67cm" svg:y="1.422cm" svg:viewBox="0 0 614 1737" svg:d="M603 1737h-592-11v-11-1691h11-11c0-20 16-35 35-35v11-11h544v11-11c20 0 35 15 35 35h-11 11v1691 11zM603 1714v12h-12v-1691c0-7-5-12-12-12h-544c-6 0-12 5-12 12v1691h-12v-12z">
          <text:p/>
        </draw:path>
        <draw:path draw:style-name="gr6" draw:text-style-name="P4" draw:layer="layout" svg:width="0.59cm" svg:height="1.713cm" svg:x="5.682cm" svg:y="1.434cm" svg:viewBox="0 0 591 1714" svg:d="M591 1714h-591v-1691c0-12 11-23 23-23h545c13 0 23 11 23 23z">
          <text:p/>
        </draw:path>
        <draw:path draw:style-name="gr3" draw:text-style-name="P2" draw:layer="layout" svg:width="0.613cm" svg:height="1.829cm" svg:x="7.546cm" svg:y="1.329cm" svg:viewBox="0 0 614 1830" svg:d="M603 1830h-592-11v-12-1783h11-11c0-20 16-35 35-35v11-11h544v11-11c20 0 35 15 35 35h-11 11v1783 12zM603 1807v11h-12v-1783c0-7-5-12-12-12h-544c-6 0-12 5-12 12v1783h-12v-11z">
          <text:p/>
        </draw:path>
        <draw:path draw:style-name="gr6" draw:text-style-name="P4" draw:layer="layout" svg:width="0.59cm" svg:height="1.806cm" svg:x="7.558cm" svg:y="1.341cm" svg:viewBox="0 0 591 1807" svg:d="M591 1807h-591v-1784c0-12 11-23 23-23h545c13 0 23 11 23 23z">
          <text:p/>
        </draw:path>
        <draw:line draw:style-name="gr4" draw:text-style-name="P1" draw:layer="layout" svg:x1="0.616cm" svg:y1="3.072cm" svg:x2="0.686cm" svg:y2="3.072cm">
          <text:p/>
        </draw:line>
        <draw:line draw:style-name="gr4" draw:text-style-name="P1" draw:layer="layout" svg:x1="0.616cm" svg:y1="2.991cm" svg:x2="0.686cm" svg:y2="2.991cm">
          <text:p/>
        </draw:line>
        <draw:line draw:style-name="gr4" draw:text-style-name="P1" draw:layer="layout" svg:x1="0.616cm" svg:y1="2.922cm" svg:x2="0.686cm" svg:y2="2.922cm">
          <text:p/>
        </draw:line>
        <draw:line draw:style-name="gr4" draw:text-style-name="P1" draw:layer="layout" svg:x1="0.616cm" svg:y1="2.852cm" svg:x2="0.686cm" svg:y2="2.852cm">
          <text:p/>
        </draw:line>
        <draw:line draw:style-name="gr4" draw:text-style-name="P1" draw:layer="layout" svg:x1="0.616cm" svg:y1="2.771cm" svg:x2="0.686cm" svg:y2="2.771cm">
          <text:p/>
        </draw:line>
        <draw:line draw:style-name="gr4" draw:text-style-name="P1" draw:layer="layout" svg:x1="0.616cm" svg:y1="2.621cm" svg:x2="0.686cm" svg:y2="2.621cm">
          <text:p/>
        </draw:line>
        <draw:line draw:style-name="gr4" draw:text-style-name="P1" draw:layer="layout" svg:x1="0.616cm" svg:y1="2.551cm" svg:x2="0.686cm" svg:y2="2.551cm">
          <text:p/>
        </draw:line>
        <draw:line draw:style-name="gr4" draw:text-style-name="P1" draw:layer="layout" svg:x1="0.616cm" svg:y1="2.482cm" svg:x2="0.686cm" svg:y2="2.482cm">
          <text:p/>
        </draw:line>
        <draw:line draw:style-name="gr4" draw:text-style-name="P1" draw:layer="layout" svg:x1="0.616cm" svg:y1="2.401cm" svg:x2="0.686cm" svg:y2="2.401cm">
          <text:p/>
        </draw:line>
        <draw:line draw:style-name="gr4" draw:text-style-name="P1" draw:layer="layout" svg:x1="0.616cm" svg:y1="2.331cm" svg:x2="0.686cm" svg:y2="2.331cm">
          <text:p/>
        </draw:line>
        <draw:line draw:style-name="gr4" draw:text-style-name="P1" draw:layer="layout" svg:x1="0.616cm" svg:y1="2.181cm" svg:x2="0.686cm" svg:y2="2.181cm">
          <text:p/>
        </draw:line>
        <draw:line draw:style-name="gr4" draw:text-style-name="P1" draw:layer="layout" svg:x1="0.616cm" svg:y1="2.111cm" svg:x2="0.686cm" svg:y2="2.111cm">
          <text:p/>
        </draw:line>
        <draw:line draw:style-name="gr4" draw:text-style-name="P1" draw:layer="layout" svg:x1="0.616cm" svg:y1="2.03cm" svg:x2="0.686cm" svg:y2="2.03cm">
          <text:p/>
        </draw:line>
        <draw:line draw:style-name="gr4" draw:text-style-name="P1" draw:layer="layout" svg:x1="0.616cm" svg:y1="1.96cm" svg:x2="0.686cm" svg:y2="1.96cm">
          <text:p/>
        </draw:line>
        <draw:line draw:style-name="gr4" draw:text-style-name="P1" draw:layer="layout" svg:x1="0.616cm" svg:y1="1.879cm" svg:x2="0.686cm" svg:y2="1.879cm">
          <text:p/>
        </draw:line>
        <draw:line draw:style-name="gr4" draw:text-style-name="P1" draw:layer="layout" svg:x1="0.616cm" svg:y1="1.74cm" svg:x2="0.686cm" svg:y2="1.74cm">
          <text:p/>
        </draw:line>
        <draw:line draw:style-name="gr4" draw:text-style-name="P1" draw:layer="layout" svg:x1="0.616cm" svg:y1="1.659cm" svg:x2="0.686cm" svg:y2="1.659cm">
          <text:p/>
        </draw:line>
        <draw:line draw:style-name="gr4" draw:text-style-name="P1" draw:layer="layout" svg:x1="0.616cm" svg:y1="1.59cm" svg:x2="0.686cm" svg:y2="1.59cm">
          <text:p/>
        </draw:line>
        <draw:line draw:style-name="gr4" draw:text-style-name="P1" draw:layer="layout" svg:x1="0.616cm" svg:y1="1.521cm" svg:x2="0.686cm" svg:y2="1.521cm">
          <text:p/>
        </draw:line>
        <draw:line draw:style-name="gr4" draw:text-style-name="P1" draw:layer="layout" svg:x1="0.616cm" svg:y1="1.439cm" svg:x2="0.686cm" svg:y2="1.439cm">
          <text:p/>
        </draw:line>
        <draw:line draw:style-name="gr4" draw:text-style-name="P1" draw:layer="layout" svg:x1="0.616cm" svg:y1="1.289cm" svg:x2="0.686cm" svg:y2="1.289cm">
          <text:p/>
        </draw:line>
        <draw:line draw:style-name="gr4" draw:text-style-name="P1" draw:layer="layout" svg:x1="0.616cm" svg:y1="1.22cm" svg:x2="0.686cm" svg:y2="1.22cm">
          <text:p/>
        </draw:line>
        <draw:line draw:style-name="gr4" draw:text-style-name="P1" draw:layer="layout" svg:x1="0.616cm" svg:y1="1.15cm" svg:x2="0.686cm" svg:y2="1.15cm">
          <text:p/>
        </draw:line>
        <draw:line draw:style-name="gr4" draw:text-style-name="P1" draw:layer="layout" svg:x1="0.616cm" svg:y1="1.069cm" svg:x2="0.686cm" svg:y2="1.069cm">
          <text:p/>
        </draw:line>
        <draw:line draw:style-name="gr4" draw:text-style-name="P1" draw:layer="layout" svg:x1="0.616cm" svg:y1="0.999cm" svg:x2="0.686cm" svg:y2="0.999cm">
          <text:p/>
        </draw:line>
        <draw:line draw:style-name="gr4" draw:text-style-name="P1" draw:layer="layout" svg:x1="0.581cm" svg:y1="3.142cm" svg:x2="0.72cm" svg:y2="3.142cm">
          <text:p/>
        </draw:line>
        <draw:line draw:style-name="gr4" draw:text-style-name="P1" draw:layer="layout" svg:x1="0.581cm" svg:y1="2.702cm" svg:x2="0.72cm" svg:y2="2.702cm">
          <text:p/>
        </draw:line>
        <draw:line draw:style-name="gr4" draw:text-style-name="P1" draw:layer="layout" svg:x1="0.581cm" svg:y1="2.25cm" svg:x2="0.72cm" svg:y2="2.25cm">
          <text:p/>
        </draw:line>
        <draw:line draw:style-name="gr4" draw:text-style-name="P1" draw:layer="layout" svg:x1="0.581cm" svg:y1="1.81cm" svg:x2="0.72cm" svg:y2="1.81cm">
          <text:p/>
        </draw:line>
        <draw:line draw:style-name="gr4" draw:text-style-name="P1" draw:layer="layout" svg:x1="0.581cm" svg:y1="1.37cm" svg:x2="0.72cm" svg:y2="1.37cm">
          <text:p/>
        </draw:line>
        <draw:line draw:style-name="gr4" draw:text-style-name="P1" draw:layer="layout" svg:x1="0.581cm" svg:y1="0.918cm" svg:x2="0.72cm" svg:y2="0.918cm">
          <text:p/>
        </draw:line>
        <draw:path draw:style-name="gr7" draw:text-style-name="P1" draw:layer="layout" svg:width="0.523cm" svg:height="0.101cm" svg:x="1.351cm" svg:y="1.461cm" svg:viewBox="0 0 524 102" svg:d="M38 101h-13v-84l-25 9v-12l36-13h2zM140 58c0 15-3 26-8 33s-13 11-24 11c-10 0-18-4-23-11s-8-17-8-31v-17c0-14 2-25 8-32 5-7 12-11 23-11s19 4 24 11c5 6 8 17 8 31zM127 41c0-11-2-18-5-23s-7-7-14-7c-6 0-11 2-14 7s-4 12-4 22v20c0 11 1 19 4 24s8 8 14 8c7 0 11-3 14-8s5-12 5-22zM221 58c0 15-3 26-8 33s-13 11-24 11c-10 0-18-4-23-11s-7-17-8-31v-17c0-14 3-25 7-32 6-7 14-11 24-11 11 0 19 4 24 11 5 6 8 17 8 31zM208 41c0-11-2-18-4-23-3-5-8-7-15-7-6 0-11 2-14 7s-4 12-4 22v20c0 11 1 19 4 24 4 5 8 8 14 8 7 0 11-3 14-8s5-12 5-22zM241 94c0-2 1-4 2-6 1-1 3-2 6-2s5 1 6 2c1 2 2 4 2 6s-1 4-2 5c-1 2-3 2-6 2s-5 0-6-2c-1-1-2-3-2-5zM337 58c0 15-3 26-8 33s-13 11-23 11c-11 0-19-4-24-11s-8-17-8-31v-17c0-14 3-25 8-32s13-11 23-11c11 0 19 4 24 11 5 6 7 17 8 31zM324 41c0-11-1-18-5-23-2-5-7-7-14-7-6 0-11 2-14 7-2 5-4 12-4 22v20c0 11 2 19 4 24 4 5 8 8 15 8 6 0 10-3 13-8s5-12 5-22zM418 58c0 15-3 26-8 33s-12 11-23 11-19-4-24-11-7-17-7-31v-17c0-14 2-25 7-32s13-11 23-11c11 0 19 4 24 11 5 6 8 17 8 31zM405 41c0-11-1-18-5-23-2-5-7-7-14-7-6 0-10 2-14 7-2 5-4 12-4 22v20c0 11 2 19 5 24s7 8 14 8c6 0 11-3 13-8 3-5 5-12 5-22zM436 21c0-6 2-11 5-15 4-4 9-6 15-6s11 2 15 6c3 4 5 9 5 15v5c0 6-2 10-6 14-3 4-8 6-14 6s-11-2-14-6c-4-4-6-8-6-15zM445 26c0 3 1 6 3 8 2 3 5 4 8 4 4 0 6-1 8-3 2-3 3-6 3-10v-4c0-4-1-7-3-9s-5-4-8-4-6 2-8 4-3 5-3 9zM484 76c0-6 2-11 5-14 4-4 9-6 15-6s11 2 15 6c4 3 5 8 5 14v5c0 6-1 11-5 15s-9 6-15 6-11-2-14-6c-4-4-6-9-6-15zM493 81c0 4 1 7 3 9 2 3 5 4 8 4s6-1 8-4c2-2 3-5 3-9v-5c0-3-1-6-3-9-2-2-5-3-8-3s-6 1-8 3c-2 3-3 6-3 9zM459 93l-7-5 48-77 7 5z">
          <text:p/>
        </draw:path>
        <draw:path draw:style-name="gr8" draw:text-style-name="P5" draw:layer="layout" svg:width="0.523cm" svg:height="0.101cm" svg:x="1.351cm" svg:y="1.461cm" svg:viewBox="0 0 524 102" svg:d="M38 101h-13v-84l-25 9v-12l36-13h2zM140 58c0 15-3 26-8 33s-13 11-24 11c-10 0-18-4-23-11s-8-17-8-31v-17c0-14 2-25 8-32 5-7 12-11 23-11s19 4 24 11c5 6 8 17 8 31zM127 41c0-11-2-18-5-23s-7-7-14-7c-6 0-11 2-14 7s-4 12-4 22v20c0 11 1 19 4 24s8 8 14 8c7 0 11-3 14-8s5-12 5-22zM221 58c0 15-3 26-8 33s-13 11-24 11c-10 0-18-4-23-11s-7-17-8-31v-17c0-14 3-25 7-32 6-7 14-11 24-11 11 0 19 4 24 11 5 6 8 17 8 31zM208 41c0-11-2-18-4-23-3-5-8-7-15-7-6 0-11 2-14 7s-4 12-4 22v20c0 11 1 19 4 24 4 5 8 8 14 8 7 0 11-3 14-8s5-12 5-22zM241 94c0-2 1-4 2-6 1-1 3-2 6-2s5 1 6 2c1 2 2 4 2 6s-1 4-2 5c-1 2-3 2-6 2s-5 0-6-2c-1-1-2-3-2-5zM337 58c0 15-3 26-8 33s-13 11-23 11c-11 0-19-4-24-11s-8-17-8-31v-17c0-14 3-25 8-32s13-11 23-11c11 0 19 4 24 11 5 6 7 17 8 31zM324 41c0-11-1-18-5-23-2-5-7-7-14-7-6 0-11 2-14 7-2 5-4 12-4 22v20c0 11 2 19 4 24 4 5 8 8 15 8 6 0 10-3 13-8s5-12 5-22zM418 58c0 15-3 26-8 33s-12 11-23 11-19-4-24-11-7-17-7-31v-17c0-14 2-25 7-32s13-11 23-11c11 0 19 4 24 11 5 6 8 17 8 31zM405 41c0-11-1-18-5-23-2-5-7-7-14-7-6 0-10 2-14 7-2 5-4 12-4 22v20c0 11 2 19 5 24s7 8 14 8c6 0 11-3 13-8 3-5 5-12 5-22zM436 21c0-6 2-11 5-15 4-4 9-6 15-6s11 2 15 6c3 4 5 9 5 15v5c0 6-2 10-6 14-3 4-8 6-14 6s-11-2-14-6c-4-4-6-8-6-15zM445 26c0 3 1 6 3 8 2 3 5 4 8 4 4 0 6-1 8-3 2-3 3-6 3-10v-4c0-4-1-7-3-9s-5-4-8-4-6 2-8 4-3 5-3 9zM484 76c0-6 2-11 5-14 4-4 9-6 15-6s11 2 15 6c4 3 5 8 5 14v5c0 6-1 11-5 15s-9 6-15 6-11-2-14-6c-4-4-6-9-6-15zM493 81c0 4 1 7 3 9 2 3 5 4 8 4s6-1 8-4c2-2 3-5 3-9v-5c0-3-1-6-3-9-2-2-5-3-8-3s-6 1-8 3c-2 3-3 6-3 9zM459 93l-7-5 48-77 7 5z">
          <text:p/>
        </draw:path>
        <draw:path draw:style-name="gr7" draw:text-style-name="P1" draw:layer="layout" svg:width="0.523cm" svg:height="0.101cm" svg:x="3.227cm" svg:y="1.461cm" svg:viewBox="0 0 524 102" svg:d="M38 101h-13v-84l-25 9v-12l36-13h2zM140 58c0 15-3 26-8 33s-13 11-24 11c-10 0-18-4-23-11s-8-17-8-31v-17c0-14 2-25 8-32 5-7 12-11 23-11s19 4 24 11c5 6 8 17 8 31zM127 41c0-11-2-18-5-23s-7-7-14-7c-6 0-11 2-14 7s-4 12-4 22v20c0 11 1 19 4 24s8 8 14 8c7 0 11-3 14-8s5-12 5-22zM221 58c0 15-3 26-8 33s-13 11-24 11c-10 0-18-4-23-11s-7-17-8-31v-17c0-14 3-25 7-32 6-7 14-11 24-11 11 0 19 4 24 11 5 6 8 17 8 31zM208 41c0-11-2-18-4-23-3-5-8-7-15-7-6 0-11 2-14 7s-4 12-4 22v20c0 11 1 19 4 24 4 5 8 8 14 8 7 0 11-3 14-8s5-12 5-22zM241 94c0-2 1-4 2-6 1-1 3-2 6-2 2 0 4 1 6 2 1 2 2 4 2 6s-1 4-2 5c-2 2-4 2-6 2-3 0-5 0-6-2-1-1-2-3-2-5zM336 58c0 15-2 26-7 33s-13 11-24 11c-10 0-18-4-23-11s-8-17-8-31v-17c0-14 2-25 7-32 6-7 13-11 24-11s19 4 24 11c5 6 7 17 7 31zM324 41c0-11-2-18-5-23s-7-7-14-7c-6 0-11 2-14 7s-4 12-4 22v20c0 11 1 19 4 24s8 8 14 8c7 0 11-3 14-8s5-12 5-22zM418 58c0 15-3 26-8 33s-13 11-24 11c-10 0-18-4-23-11s-8-17-8-31v-17c0-14 2-25 7-32 6-7 14-11 24-11 11 0 19 4 24 11 5 6 7 17 8 31zM405 41c0-11-2-18-5-23-2-5-7-7-14-7-6 0-11 2-14 7s-4 12-4 22v20c0 11 1 19 4 24 4 5 8 8 14 8 7 0 11-3 14-8s5-12 5-22zM435 21c0-6 2-11 6-15s9-6 15-6 10 2 15 6c3 4 5 9 5 15v5c0 6-2 10-6 14s-8 6-14 6-11-2-15-6-6-8-6-15zM445 26c0 3 1 6 3 8 2 3 4 4 8 4 3 0 6-1 7-3 2-3 3-6 3-10v-4c0-4-1-7-3-9-1-2-4-4-7-4-4 0-6 2-8 4s-3 5-3 9zM484 76c0-6 2-11 5-14 4-4 9-6 15-6s11 2 15 6c4 3 5 8 5 14v5c0 6-1 11-5 15s-9 6-15 6-11-2-14-6c-4-4-6-9-6-15zM493 81c0 4 1 7 3 9 2 3 5 4 8 4s6-1 8-4c2-2 3-5 3-9v-5c0-3-1-6-3-9-2-2-5-3-8-3s-6 1-8 3c-2 3-3 6-3 9zM459 93l-8-5 49-77 7 5z">
          <text:p/>
        </draw:path>
        <draw:path draw:style-name="gr8" draw:text-style-name="P5" draw:layer="layout" svg:width="0.523cm" svg:height="0.101cm" svg:x="3.227cm" svg:y="1.461cm" svg:viewBox="0 0 524 102" svg:d="M38 101h-13v-84l-25 9v-12l36-13h2zM140 58c0 15-3 26-8 33s-13 11-24 11c-10 0-18-4-23-11s-8-17-8-31v-17c0-14 2-25 8-32 5-7 12-11 23-11s19 4 24 11c5 6 8 17 8 31zM127 41c0-11-2-18-5-23s-7-7-14-7c-6 0-11 2-14 7s-4 12-4 22v20c0 11 1 19 4 24s8 8 14 8c7 0 11-3 14-8s5-12 5-22zM221 58c0 15-3 26-8 33s-13 11-24 11c-10 0-18-4-23-11s-7-17-8-31v-17c0-14 3-25 7-32 6-7 14-11 24-11 11 0 19 4 24 11 5 6 8 17 8 31zM208 41c0-11-2-18-4-23-3-5-8-7-15-7-6 0-11 2-14 7s-4 12-4 22v20c0 11 1 19 4 24 4 5 8 8 14 8 7 0 11-3 14-8s5-12 5-22zM241 94c0-2 1-4 2-6 1-1 3-2 6-2 2 0 4 1 6 2 1 2 2 4 2 6s-1 4-2 5c-2 2-4 2-6 2-3 0-5 0-6-2-1-1-2-3-2-5zM336 58c0 15-2 26-7 33s-13 11-24 11c-10 0-18-4-23-11s-8-17-8-31v-17c0-14 2-25 7-32 6-7 13-11 24-11s19 4 24 11c5 6 7 17 7 31zM324 41c0-11-2-18-5-23s-7-7-14-7c-6 0-11 2-14 7s-4 12-4 22v20c0 11 1 19 4 24s8 8 14 8c7 0 11-3 14-8s5-12 5-22zM418 58c0 15-3 26-8 33s-13 11-24 11c-10 0-18-4-23-11s-8-17-8-31v-17c0-14 2-25 7-32 6-7 14-11 24-11 11 0 19 4 24 11 5 6 7 17 8 31zM405 41c0-11-2-18-5-23-2-5-7-7-14-7-6 0-11 2-14 7s-4 12-4 22v20c0 11 1 19 4 24 4 5 8 8 14 8 7 0 11-3 14-8s5-12 5-22zM435 21c0-6 2-11 6-15s9-6 15-6 10 2 15 6c3 4 5 9 5 15v5c0 6-2 10-6 14s-8 6-14 6-11-2-15-6-6-8-6-15zM445 26c0 3 1 6 3 8 2 3 4 4 8 4 3 0 6-1 7-3 2-3 3-6 3-10v-4c0-4-1-7-3-9-1-2-4-4-7-4-4 0-6 2-8 4s-3 5-3 9zM484 76c0-6 2-11 5-14 4-4 9-6 15-6s11 2 15 6c4 3 5 8 5 14v5c0 6-1 11-5 15s-9 6-15 6-11-2-14-6c-4-4-6-9-6-15zM493 81c0 4 1 7 3 9 2 3 5 4 8 4s6-1 8-4c2-2 3-5 3-9v-5c0-3-1-6-3-9-2-2-5-3-8-3s-6 1-8 3c-2 3-3 6-3 9zM459 93l-8-5 49-77 7 5z">
          <text:p/>
        </draw:path>
        <draw:path draw:style-name="gr7" draw:text-style-name="P1" draw:layer="layout" svg:width="0.447cm" svg:height="0.101cm" svg:x="5.139cm" svg:y="1.607cm" svg:viewBox="0 0 448 102" svg:d="M49 57c-2 3-5 6-9 8-4 1-8 2-12 2-6 0-11-1-15-4s-7-7-10-12c-2-5-3-11-3-17s1-12 4-18c2-5 6-9 10-12 5-3 10-4 17-4 9 0 17 4 23 11 5 7 8 17 8 30v3c0 20-4 34-11 43-8 9-19 13-35 13h-2v-10h2c11 0 19-3 24-8 6-6 9-14 9-25zM30 57c4 0 8-1 11-4 4-3 7-6 9-10v-5c0-8-2-15-6-20s-8-7-13-7c-6 0-11 1-14 6-3 4-5 10-5 16 0 7 2 13 5 17 3 5 8 7 13 7zM123 100h-12v-84l-25 10v-12l36-13h1zM165 94c0-2 0-4 2-5 1-2 3-3 6-3 2 0 4 1 6 3 1 1 2 3 2 5s-1 4-2 5c-2 1-4 2-6 2-3 0-5-1-6-2-2-1-2-3-2-5zM258 27c0 5-1 9-4 13-2 4-6 7-10 9 5 3 9 6 12 10 3 5 5 9 5 15 0 8-3 15-9 20s-13 8-23 8c-9 0-17-3-23-8s-8-12-8-20c0-6 1-10 4-15 3-4 7-7 12-10-4-2-8-5-10-9-3-4-4-8-4-13 0-8 3-15 8-20s12-7 21-7 16 2 21 7c6 5 8 12 8 20zM248 74c0-6-1-11-5-14-4-4-8-5-14-5-5 0-10 1-14 5-3 3-5 8-5 14 0 5 2 10 5 13s9 5 14 5c6 0 11-2 14-5 4-4 5-8 5-13zM229 10c-5 0-9 2-12 5s-5 7-5 12 2 9 5 12c3 4 7 5 12 5s9-1 12-5c3-3 5-7 5-12s-2-9-5-12-7-5-12-5zM341 58c0 15-2 26-7 33s-13 11-24 11c-10 0-18-4-23-11s-8-17-8-31v-17c0-15 3-26 8-32 4-8 12-11 23-11s19 3 24 10 7 18 7 32zM329 41c0-11-2-19-5-23-3-5-7-8-14-8-6 0-11 3-14 8-3 4-4 12-4 22v20c0 11 1 19 4 24s8 8 14 8 11-3 14-8 5-12 5-22zM359 20c0-6 2-10 6-14s9-6 15-6 11 2 14 6c4 4 6 8 6 15v5c0 6-2 10-6 14s-8 6-14 6-11-2-15-6-6-9-6-15zM369 26c0 3 1 6 3 8s5 4 8 4 6-1 8-4c2-2 3-5 3-9v-5c0-3-1-6-3-9-2-2-5-3-8-3-4 0-6 1-8 3-2 3-3 6-3 9zM407 76c0-6 2-11 6-14 4-4 9-6 15-6s11 2 14 6c4 3 6 9 6 15v4c0 6-2 11-6 15-3 4-8 6-14 6s-11-2-15-6c-4-3-6-9-6-15zM417 81c0 4 1 7 3 9 2 3 4 4 8 4 3 0 6-1 8-3 2-3 3-6 3-10v-5c0-3-1-6-3-8-2-3-5-4-8-4-4 0-6 1-8 4-2 2-3 5-3 8zM383 93l-7-4 48-78 7 4z">
          <text:p/>
        </draw:path>
        <draw:path draw:style-name="gr8" draw:text-style-name="P5" draw:layer="layout" svg:width="0.447cm" svg:height="0.101cm" svg:x="5.139cm" svg:y="1.607cm" svg:viewBox="0 0 448 102" svg:d="M49 57c-2 3-5 6-9 8-4 1-8 2-12 2-6 0-11-1-15-4s-7-7-10-12c-2-5-3-11-3-17s1-12 4-18c2-5 6-9 10-12 5-3 10-4 17-4 9 0 17 4 23 11 5 7 8 17 8 30v3c0 20-4 34-11 43-8 9-19 13-35 13h-2v-10h2c11 0 19-3 24-8 6-6 9-14 9-25zM30 57c4 0 8-1 11-4 4-3 7-6 9-10v-5c0-8-2-15-6-20s-8-7-13-7c-6 0-11 1-14 6-3 4-5 10-5 16 0 7 2 13 5 17 3 5 8 7 13 7zM123 100h-12v-84l-25 10v-12l36-13h1zM165 94c0-2 0-4 2-5 1-2 3-3 6-3 2 0 4 1 6 3 1 1 2 3 2 5s-1 4-2 5c-2 1-4 2-6 2-3 0-5-1-6-2-2-1-2-3-2-5zM258 27c0 5-1 9-4 13-2 4-6 7-10 9 5 3 9 6 12 10 3 5 5 9 5 15 0 8-3 15-9 20s-13 8-23 8c-9 0-17-3-23-8s-8-12-8-20c0-6 1-10 4-15 3-4 7-7 12-10-4-2-8-5-10-9-3-4-4-8-4-13 0-8 3-15 8-20s12-7 21-7 16 2 21 7c6 5 8 12 8 20zM248 74c0-6-1-11-5-14-4-4-8-5-14-5-5 0-10 1-14 5-3 3-5 8-5 14 0 5 2 10 5 13s9 5 14 5c6 0 11-2 14-5 4-4 5-8 5-13zM229 10c-5 0-9 2-12 5s-5 7-5 12 2 9 5 12c3 4 7 5 12 5s9-1 12-5c3-3 5-7 5-12s-2-9-5-12-7-5-12-5zM341 58c0 15-2 26-7 33s-13 11-24 11c-10 0-18-4-23-11s-8-17-8-31v-17c0-15 3-26 8-32 4-8 12-11 23-11s19 3 24 10 7 18 7 32zM329 41c0-11-2-19-5-23-3-5-7-8-14-8-6 0-11 3-14 8-3 4-4 12-4 22v20c0 11 1 19 4 24s8 8 14 8 11-3 14-8 5-12 5-22zM359 20c0-6 2-10 6-14s9-6 15-6 11 2 14 6c4 4 6 8 6 15v5c0 6-2 10-6 14s-8 6-14 6-11-2-15-6-6-9-6-15zM369 26c0 3 1 6 3 8s5 4 8 4 6-1 8-4c2-2 3-5 3-9v-5c0-3-1-6-3-9-2-2-5-3-8-3-4 0-6 1-8 3-2 3-3 6-3 9zM407 76c0-6 2-11 6-14 4-4 9-6 15-6s11 2 14 6c4 3 6 9 6 15v4c0 6-2 11-6 15-3 4-8 6-14 6s-11-2-15-6c-4-3-6-9-6-15zM417 81c0 4 1 7 3 9 2 3 4 4 8 4 3 0 6-1 8-3 2-3 3-6 3-10v-5c0-3-1-6-3-8-2-3-5-4-8-4-4 0-6 1-8 4-2 2-3 5-3 8zM383 93l-7-4 48-78 7 4z">
          <text:p/>
        </draw:path>
        <draw:path draw:style-name="gr7" draw:text-style-name="P1" draw:layer="layout" svg:width="0.523cm" svg:height="0.101cm" svg:x="6.979cm" svg:y="1.447cm" svg:viewBox="0 0 524 102" svg:d="M38 100h-13v-83l-25 9v-11l36-14h2zM140 58c0 15-3 26-8 33s-13 11-24 11c-10 0-18-4-23-10-5-8-8-18-8-32v-17c0-14 2-25 8-32 5-7 12-11 23-11s19 3 24 11c5 6 8 17 8 31zM127 41c0-10-2-18-5-23s-7-7-14-7c-6 0-11 2-14 7s-4 12-4 22v20c0 11 1 19 4 24s8 8 14 8c7 0 11-3 14-8 3-4 5-12 5-22zM221 58c0 15-3 26-8 33s-13 11-24 11c-10 0-18-4-23-10-5-8-7-18-8-32v-17c0-14 3-25 7-32 6-7 14-11 24-11 11 0 19 3 24 11 5 6 8 17 8 31zM208 41c0-10-2-18-4-23-3-5-8-7-15-7-6 0-11 2-14 7s-4 12-4 22v20c0 11 1 19 4 24 4 5 8 8 14 8 7 0 11-3 14-8 3-4 5-12 5-22zM241 94c0-2 1-4 2-5 1-2 3-3 6-3 2 0 4 1 6 3 1 1 2 3 2 5s-1 4-2 5c-2 1-4 2-6 2-3 0-5-1-6-2s-2-3-2-5zM334 28c0 4-1 9-3 13-3 4-7 7-11 9 5 2 9 5 12 9 3 5 4 10 4 15 0 8-2 15-8 21-6 4-13 7-23 7-9 0-17-3-23-7-5-6-8-13-8-21 0-5 1-10 4-15 3-4 7-7 12-9-4-2-7-5-10-9s-4-9-4-13c0-9 3-16 8-20 6-6 12-8 21-8s16 2 21 8c6 4 8 11 8 20zM324 74c0-6-2-10-5-14-4-3-8-5-14-5s-10 2-14 5c-3 4-5 8-5 14 0 5 2 10 5 13 4 3 8 5 14 5s11-2 14-5c3-4 5-8 5-13zM305 11c-5 0-9 1-12 4s-4 8-4 13 1 9 4 12 7 5 12 5 9-2 12-5 5-7 5-12-2-9-5-13c-3-3-7-4-12-4zM420 100h-64v-8l34-38c5-6 9-11 10-14 2-4 3-8 3-12 0-5-1-9-4-12-3-4-8-5-13-5-6 0-11 1-15 5-3 4-5 9-5 15h-12c0-9 2-17 8-22 6-6 14-9 24-9s17 2 22 7 8 12 8 20c0 9-6 21-19 35l-26 28h49zM436 21c0-6 2-11 5-15 4-4 9-6 15-6s11 2 15 6c3 4 5 9 5 15v5c0 6-2 11-6 15-3 3-8 5-14 5s-11-2-14-5c-4-4-6-9-6-15zM445 26c0 4 1 6 3 9 2 2 5 3 8 3 4 0 6-1 8-3 2-3 3-5 3-9v-5c0-4-1-7-3-9-2-3-5-4-8-4s-6 1-8 4c-2 2-3 5-3 9zM484 76c0-6 2-10 5-14 4-4 9-6 15-6s11 2 15 6 5 9 5 15v4c0 6-1 11-5 15s-9 6-15 6-11-2-14-5c-4-4-6-10-6-16zM493 81c0 4 1 7 3 9 2 3 5 4 8 4s6-1 8-3c2-3 3-6 3-10v-5c0-3-1-6-3-8-2-3-5-4-8-4s-6 1-8 4c-2 2-3 5-3 9zM459 93l-7-4 48-78 7 5z">
          <text:p/>
        </draw:path>
        <draw:path draw:style-name="gr8" draw:text-style-name="P5" draw:layer="layout" svg:width="0.523cm" svg:height="0.101cm" svg:x="6.979cm" svg:y="1.447cm" svg:viewBox="0 0 524 102" svg:d="M38 100h-13v-83l-25 9v-11l36-14h2zM140 58c0 15-3 26-8 33s-13 11-24 11c-10 0-18-4-23-10-5-8-8-18-8-32v-17c0-14 2-25 8-32 5-7 12-11 23-11s19 3 24 11c5 6 8 17 8 31zM127 41c0-10-2-18-5-23s-7-7-14-7c-6 0-11 2-14 7s-4 12-4 22v20c0 11 1 19 4 24s8 8 14 8c7 0 11-3 14-8 3-4 5-12 5-22zM221 58c0 15-3 26-8 33s-13 11-24 11c-10 0-18-4-23-10-5-8-7-18-8-32v-17c0-14 3-25 7-32 6-7 14-11 24-11 11 0 19 3 24 11 5 6 8 17 8 31zM208 41c0-10-2-18-4-23-3-5-8-7-15-7-6 0-11 2-14 7s-4 12-4 22v20c0 11 1 19 4 24 4 5 8 8 14 8 7 0 11-3 14-8 3-4 5-12 5-22zM241 94c0-2 1-4 2-5 1-2 3-3 6-3 2 0 4 1 6 3 1 1 2 3 2 5s-1 4-2 5c-2 1-4 2-6 2-3 0-5-1-6-2s-2-3-2-5zM334 28c0 4-1 9-3 13-3 4-7 7-11 9 5 2 9 5 12 9 3 5 4 10 4 15 0 8-2 15-8 21-6 4-13 7-23 7-9 0-17-3-23-7-5-6-8-13-8-21 0-5 1-10 4-15 3-4 7-7 12-9-4-2-7-5-10-9s-4-9-4-13c0-9 3-16 8-20 6-6 12-8 21-8s16 2 21 8c6 4 8 11 8 20zM324 74c0-6-2-10-5-14-4-3-8-5-14-5s-10 2-14 5c-3 4-5 8-5 14 0 5 2 10 5 13 4 3 8 5 14 5s11-2 14-5c3-4 5-8 5-13zM305 11c-5 0-9 1-12 4s-4 8-4 13 1 9 4 12 7 5 12 5 9-2 12-5 5-7 5-12-2-9-5-13c-3-3-7-4-12-4zM420 100h-64v-8l34-38c5-6 9-11 10-14 2-4 3-8 3-12 0-5-1-9-4-12-3-4-8-5-13-5-6 0-11 1-15 5-3 4-5 9-5 15h-12c0-9 2-17 8-22 6-6 14-9 24-9s17 2 22 7 8 12 8 20c0 9-6 21-19 35l-26 28h49zM436 21c0-6 2-11 5-15 4-4 9-6 15-6s11 2 15 6c3 4 5 9 5 15v5c0 6-2 11-6 15-3 3-8 5-14 5s-11-2-14-5c-4-4-6-9-6-15zM445 26c0 4 1 6 3 9 2 2 5 3 8 3 4 0 6-1 8-3 2-3 3-5 3-9v-5c0-4-1-7-3-9-2-3-5-4-8-4s-6 1-8 4c-2 2-3 5-3 9zM484 76c0-6 2-10 5-14 4-4 9-6 15-6s11 2 15 6 5 9 5 15v4c0 6-1 11-5 15s-9 6-15 6-11-2-14-5c-4-4-6-10-6-16zM493 81c0 4 1 7 3 9 2 3 5 4 8 4s6-1 8-3c2-3 3-6 3-10v-5c0-3-1-6-3-8-2-3-5-4-8-4s-6 1-8 4c-2 2-3 5-3 9zM459 93l-7-4 48-78 7 5z">
          <text:p/>
        </draw:path>
        <draw:path draw:style-name="gr9" draw:text-style-name="P1" draw:layer="layout" svg:width="0.524cm" svg:height="0.101cm" svg:x="1.965cm" svg:y="1.461cm" svg:viewBox="0 0 525 102" svg:d="M38 101h-13v-84l-25 9v-12l36-13h2zM140 58c0 15-3 26-8 33s-13 11-23 11c-11 0-19-4-24-11s-8-17-8-31v-17c0-14 3-25 8-32s13-11 23-11c11 0 19 4 24 11 5 6 8 17 8 31zM127 41c0-11-1-18-5-23-2-5-7-7-14-7-6 0-11 2-14 7-2 5-4 12-4 22v20c0 11 2 19 5 24s7 8 14 8c6 0 10-3 13-8s5-12 5-22zM221 58c0 15-2 26-7 33s-13 11-24 11c-10 0-18-4-23-11s-8-17-8-31v-17c0-14 2-25 7-32s13-11 24-11 18 4 23 11c5 6 8 17 8 31zM208 41c0-11-1-18-4-23s-8-7-14-7c-7 0-11 2-14 7s-5 12-5 22v20c0 11 2 19 5 24s8 8 14 8 11-3 14-8 4-12 4-22zM242 94c0-2 0-4 2-6 1-1 3-2 5-2 3 0 5 1 6 2 2 2 2 4 2 6s0 4-2 5c-1 2-3 2-6 2-2 0-4 0-5-2-2-1-2-3-2-5zM337 58c0 15-3 26-8 33s-13 11-23 11c-11 0-18-4-23-11-6-7-8-17-9-31v-17c0-14 3-25 8-32s13-11 24-11c10 0 18 4 23 11 5 6 8 17 8 31zM324 41c0-11-1-18-4-23s-8-7-14-7c-7 0-12 2-15 7-2 5-4 12-4 22v20c0 11 2 19 5 24s8 8 14 8 10-3 14-8c3-5 4-12 4-22zM418 58c0 15-2 26-8 33-5 7-12 11-23 11-10 0-18-4-23-11-6-7-8-17-8-31v-17c0-14 2-25 7-32s13-11 24-11c10 0 18 4 23 11 5 6 8 17 8 31zM405 41c0-11-1-18-4-23s-8-7-14-7c-7 0-11 2-14 7s-5 12-5 22v20c0 11 2 19 5 24s8 8 14 8 11-3 14-8 4-12 4-22zM436 21c0-6 2-11 6-15 3-4 8-6 14-6s11 2 15 6 6 9 6 15v5c0 6-2 10-6 14s-9 6-15 6-11-2-14-6c-4-4-6-8-6-15zM445 26c0 3 1 6 3 8 2 3 5 4 8 4 4 0 6-1 8-3 2-3 3-6 3-10v-4c0-4-1-7-3-9s-4-4-8-4c-3 0-6 2-8 4s-3 5-3 9zM484 76c0-6 2-11 6-14 4-4 8-6 14-6s11 2 15 6c4 3 6 8 6 14v5c0 6-2 11-6 15s-9 6-14 6c-6 0-11-2-15-6s-6-9-6-15zM493 81c0 4 1 7 3 9 2 3 5 4 9 4 3 0 5-1 7-4 2-2 3-5 3-9v-5c0-3-1-6-3-9-2-2-5-3-8-3s-6 1-8 3c-2 3-3 6-3 9zM459 93l-7-5 48-77 7 5z">
          <text:p/>
        </draw:path>
        <draw:path draw:style-name="gr10" draw:text-style-name="P6" draw:layer="layout" svg:width="0.524cm" svg:height="0.101cm" svg:x="1.965cm" svg:y="1.461cm" svg:viewBox="0 0 525 102" svg:d="M38 101h-13v-84l-25 9v-12l36-13h2zM140 58c0 15-3 26-8 33s-13 11-23 11c-11 0-19-4-24-11s-8-17-8-31v-17c0-14 3-25 8-32s13-11 23-11c11 0 19 4 24 11 5 6 8 17 8 31zM127 41c0-11-1-18-5-23-2-5-7-7-14-7-6 0-11 2-14 7-2 5-4 12-4 22v20c0 11 2 19 5 24s7 8 14 8c6 0 10-3 13-8s5-12 5-22zM221 58c0 15-2 26-7 33s-13 11-24 11c-10 0-18-4-23-11s-8-17-8-31v-17c0-14 2-25 7-32s13-11 24-11 18 4 23 11c5 6 8 17 8 31zM208 41c0-11-1-18-4-23s-8-7-14-7c-7 0-11 2-14 7s-5 12-5 22v20c0 11 2 19 5 24s8 8 14 8 11-3 14-8 4-12 4-22zM242 94c0-2 0-4 2-6 1-1 3-2 5-2 3 0 5 1 6 2 2 2 2 4 2 6s0 4-2 5c-1 2-3 2-6 2-2 0-4 0-5-2-2-1-2-3-2-5zM337 58c0 15-3 26-8 33s-13 11-23 11c-11 0-18-4-23-11-6-7-8-17-9-31v-17c0-14 3-25 8-32s13-11 24-11c10 0 18 4 23 11 5 6 8 17 8 31zM324 41c0-11-1-18-4-23s-8-7-14-7c-7 0-12 2-15 7-2 5-4 12-4 22v20c0 11 2 19 5 24s8 8 14 8 10-3 14-8c3-5 4-12 4-22zM418 58c0 15-2 26-8 33-5 7-12 11-23 11-10 0-18-4-23-11-6-7-8-17-8-31v-17c0-14 2-25 7-32s13-11 24-11c10 0 18 4 23 11 5 6 8 17 8 31zM405 41c0-11-1-18-4-23s-8-7-14-7c-7 0-11 2-14 7s-5 12-5 22v20c0 11 2 19 5 24s8 8 14 8 11-3 14-8 4-12 4-22zM436 21c0-6 2-11 6-15 3-4 8-6 14-6s11 2 15 6 6 9 6 15v5c0 6-2 10-6 14s-9 6-15 6-11-2-14-6c-4-4-6-8-6-15zM445 26c0 3 1 6 3 8 2 3 5 4 8 4 4 0 6-1 8-3 2-3 3-6 3-10v-4c0-4-1-7-3-9s-4-4-8-4c-3 0-6 2-8 4s-3 5-3 9zM484 76c0-6 2-11 6-14 4-4 8-6 14-6s11 2 15 6c4 3 6 8 6 14v5c0 6-2 11-6 15s-9 6-14 6c-6 0-11-2-15-6s-6-9-6-15zM493 81c0 4 1 7 3 9 2 3 5 4 9 4 3 0 5-1 7-4 2-2 3-5 3-9v-5c0-3-1-6-3-9-2-2-5-3-8-3s-6 1-8 3c-2 3-3 6-3 9zM459 93l-7-5 48-77 7 5z">
          <text:p/>
        </draw:path>
        <draw:path draw:style-name="gr9" draw:text-style-name="P1" draw:layer="layout" svg:width="0.447cm" svg:height="0.101cm" svg:x="3.877cm" svg:y="1.467cm" svg:viewBox="0 0 448 102" svg:d="M50 57c-3 3-6 6-10 7-4 2-8 3-12 3-5 0-10-1-15-4-4-3-7-7-9-12-3-5-4-11-4-17s1-12 4-18c2-5 6-9 10-12 5-2 11-4 17-4 9 0 17 4 23 11 5 7 8 18 8 30v4c0 19-4 33-11 42-8 9-19 13-35 14h-2v-11h3c10 0 18-3 23-8 6-6 9-14 10-25zM30 57c4 0 8-2 12-4 3-2 6-6 8-9v-6c0-8-2-14-6-20-3-5-8-7-13-7-6 0-10 2-14 6-3 4-5 10-5 17 0 6 2 12 5 16 3 5 8 7 13 7zM131 57c-3 3-6 6-10 7-3 2-7 3-12 3s-11-1-14-4c-5-3-8-7-10-12-3-5-4-11-4-17s1-12 4-18c2-5 6-9 11-12 4-2 10-4 16-4 9 0 17 4 23 11 5 7 8 18 8 30v4c0 19-3 33-11 42s-19 13-35 14h-2v-11h3c10 0 18-3 23-8 6-6 9-14 10-25zM111 57c5 0 8-2 12-4 3-2 6-6 8-9v-6c0-8-2-14-6-20-3-5-8-7-13-7-6 0-10 2-14 6-3 4-4 10-4 17 0 6 1 12 4 16 3 5 8 7 13 7zM165 94c0-2 1-4 2-6 2-1 4-2 6-2 3 0 5 1 6 2 2 2 2 4 2 6s0 4-2 5c-1 2-3 2-6 2-2 0-4 0-6-2-1-1-2-3-2-5zM248 2v10h-2c-10 0-18 3-24 9-5 6-9 13-10 23 6-6 13-9 21-9 9 0 16 3 21 10 5 6 8 13 8 23s-3 18-8 25c-6 6-13 9-23 9-9 0-17-4-23-11-5-7-8-17-8-28v-5c0-18 4-32 11-42 8-9 19-14 35-14zM231 46c-4 0-8 1-11 4-4 3-7 5-8 10v4c0 8 2 15 5 20 4 5 9 7 14 7 6 0 10-2 14-6 3-4 4-10 4-16 0-7-1-13-4-16-4-5-8-7-14-7zM328 57c-3 3-6 6-10 7-3 2-7 3-11 3-6 0-11-1-16-4-4-3-7-7-9-12s-4-11-4-17 2-12 4-18c3-5 6-9 11-12 4-2 10-4 16-4 10 0 17 4 23 11s8 18 8 30v4c0 19-3 33-11 42s-19 13-34 14h-3v-11h3c10 0 18-3 24-8 5-6 8-14 9-25zM309 57c4 0 7-2 11-4s6-6 8-9v-6c0-8-2-14-5-20-4-5-9-7-14-7-6 0-10 2-14 6-3 4-4 10-4 17 0 6 1 12 4 16 4 5 8 7 14 7zM360 21c0-6 1-11 5-15s9-6 15-6 11 2 15 6c3 4 5 9 5 15v5c0 6-2 10-6 14-3 4-8 6-14 6s-11-2-15-6-5-8-5-15zM369 26c0 3 1 6 3 8 2 3 5 4 8 4s6-1 8-3c2-3 3-6 3-10v-4c0-4-1-7-3-9s-5-4-8-4-6 2-8 4-3 5-3 9zM408 76c0-6 2-11 5-14 4-4 9-6 15-6s11 2 14 6c4 3 6 8 6 14v5c0 6-2 12-5 15-4 4-9 6-15 6s-10-2-14-5c-4-4-6-10-6-16zM417 81c0 4 1 7 3 9 2 3 5 4 8 4s6-1 8-4c2-2 3-5 3-9v-5c0-3-1-6-3-9-2-2-5-3-8-3s-6 1-8 3c-2 3-3 6-3 9zM383 93l-7-5 48-77 7 5z">
          <text:p/>
        </draw:path>
        <draw:path draw:style-name="gr10" draw:text-style-name="P6" draw:layer="layout" svg:width="0.447cm" svg:height="0.101cm" svg:x="3.877cm" svg:y="1.467cm" svg:viewBox="0 0 448 102" svg:d="M50 57c-3 3-6 6-10 7-4 2-8 3-12 3-5 0-10-1-15-4-4-3-7-7-9-12-3-5-4-11-4-17s1-12 4-18c2-5 6-9 10-12 5-2 11-4 17-4 9 0 17 4 23 11 5 7 8 18 8 30v4c0 19-4 33-11 42-8 9-19 13-35 14h-2v-11h3c10 0 18-3 23-8 6-6 9-14 10-25zM30 57c4 0 8-2 12-4 3-2 6-6 8-9v-6c0-8-2-14-6-20-3-5-8-7-13-7-6 0-10 2-14 6-3 4-5 10-5 17 0 6 2 12 5 16 3 5 8 7 13 7zM131 57c-3 3-6 6-10 7-3 2-7 3-12 3s-11-1-14-4c-5-3-8-7-10-12-3-5-4-11-4-17s1-12 4-18c2-5 6-9 11-12 4-2 10-4 16-4 9 0 17 4 23 11 5 7 8 18 8 30v4c0 19-3 33-11 42s-19 13-35 14h-2v-11h3c10 0 18-3 23-8 6-6 9-14 10-25zM111 57c5 0 8-2 12-4 3-2 6-6 8-9v-6c0-8-2-14-6-20-3-5-8-7-13-7-6 0-10 2-14 6-3 4-4 10-4 17 0 6 1 12 4 16 3 5 8 7 13 7zM165 94c0-2 1-4 2-6 2-1 4-2 6-2 3 0 5 1 6 2 2 2 2 4 2 6s0 4-2 5c-1 2-3 2-6 2-2 0-4 0-6-2-1-1-2-3-2-5zM248 2v10h-2c-10 0-18 3-24 9-5 6-9 13-10 23 6-6 13-9 21-9 9 0 16 3 21 10 5 6 8 13 8 23s-3 18-8 25c-6 6-13 9-23 9-9 0-17-4-23-11-5-7-8-17-8-28v-5c0-18 4-32 11-42 8-9 19-14 35-14zM231 46c-4 0-8 1-11 4-4 3-7 5-8 10v4c0 8 2 15 5 20 4 5 9 7 14 7 6 0 10-2 14-6 3-4 4-10 4-16 0-7-1-13-4-16-4-5-8-7-14-7zM328 57c-3 3-6 6-10 7-3 2-7 3-11 3-6 0-11-1-16-4-4-3-7-7-9-12s-4-11-4-17 2-12 4-18c3-5 6-9 11-12 4-2 10-4 16-4 10 0 17 4 23 11s8 18 8 30v4c0 19-3 33-11 42s-19 13-34 14h-3v-11h3c10 0 18-3 24-8 5-6 8-14 9-25zM309 57c4 0 7-2 11-4s6-6 8-9v-6c0-8-2-14-5-20-4-5-9-7-14-7-6 0-10 2-14 6-3 4-4 10-4 17 0 6 1 12 4 16 4 5 8 7 14 7zM360 21c0-6 1-11 5-15s9-6 15-6 11 2 15 6c3 4 5 9 5 15v5c0 6-2 10-6 14-3 4-8 6-14 6s-11-2-15-6-5-8-5-15zM369 26c0 3 1 6 3 8 2 3 5 4 8 4s6-1 8-3c2-3 3-6 3-10v-4c0-4-1-7-3-9s-5-4-8-4-6 2-8 4-3 5-3 9zM408 76c0-6 2-11 5-14 4-4 9-6 15-6s11 2 14 6c4 3 6 8 6 14v5c0 6-2 12-5 15-4 4-9 6-15 6s-10-2-14-5c-4-4-6-10-6-16zM417 81c0 4 1 7 3 9 2 3 5 4 8 4s6-1 8-4c2-2 3-5 3-9v-5c0-3-1-6-3-9-2-2-5-3-8-3s-6 1-8 3c-2 3-3 6-3 9zM383 93l-7-5 48-77 7 5z">
          <text:p/>
        </draw:path>
        <draw:path draw:style-name="gr9" draw:text-style-name="P1" draw:layer="layout" svg:width="0.447cm" svg:height="0.101cm" svg:x="5.752cm" svg:y="1.528cm" svg:viewBox="0 0 448 102" svg:d="M50 57c-3 3-6 6-10 8s-8 3-12 3c-5 0-10-2-15-5-4-2-7-6-9-11-3-6-4-11-4-18 0-6 1-12 4-18 2-5 6-9 10-12 5-2 11-4 17-4 9 0 17 4 23 11s8 18 8 30v4c0 19-3 33-11 42s-19 13-35 14h-2v-11h3c10 0 18-3 23-8 6-5 9-13 10-25zM30 57c4 0 8-1 12-3 3-3 6-6 8-10v-5c0-8-2-15-6-21-3-5-8-7-13-7-6 0-10 2-14 6-3 4-5 10-5 17s2 12 5 17c3 4 8 6 13 6zM132 2v10h-2c-10 0-18 3-24 9-5 5-9 13-9 24 5-6 12-9 21-9 8 0 15 3 20 9s8 14 8 23c0 10-3 19-8 25-6 6-13 9-23 9-9 0-17-4-23-11-5-7-8-16-8-28v-5c0-18 4-32 11-42 8-9 20-14 35-14zM116 46c-5 0-9 2-12 4-4 3-7 6-8 10v4c0 9 2 15 6 20 3 5 8 8 13 8 6 0 10-2 14-7 3-4 5-9 5-16s-2-12-5-16c-4-4-8-7-13-7zM165 94c0-2 1-4 2-5 2-2 4-2 6-2 3 0 5 0 6 2 2 1 2 3 2 5s0 4-2 5c-1 2-3 2-6 2-2 0-4 0-6-2-1-1-2-3-2-5zM263 101h-64v-9l34-38c5-6 8-11 10-14 2-4 3-8 3-12 0-5-1-9-4-13-4-3-8-4-13-4-6 0-11 1-14 5-4 3-6 8-6 15h-12c0-10 3-17 8-22 6-6 14-9 24-9 9 0 17 3 22 7 5 5 8 12 8 20 0 10-6 21-19 35l-26 28h49zM298 45h9c6 0 11-2 14-5 4-3 6-7 6-12 0-12-6-17-18-17-5 0-10 1-13 4s-5 7-5 12h-12c0-7 3-14 8-19 6-5 13-8 22-8s17 3 22 8c5 4 8 11 8 20 0 5-1 9-4 13s-7 7-12 9c6 2 10 4 13 8s4 9 4 15c0 9-3 16-8 21-6 5-14 8-23 8s-17-3-22-7c-6-6-9-12-9-20h13c0 5 1 9 4 12 4 3 9 5 14 5 6 0 11-2 14-5s5-8 5-14c0-5-2-10-5-13-4-3-9-5-16-5h-9zM360 20c0-6 1-10 5-14s9-6 15-6 11 2 15 6c3 4 5 9 5 15v5c0 6-2 11-6 15-3 3-8 5-14 5s-11-2-15-5c-4-4-5-9-5-16zM369 26c0 3 1 6 3 9 2 2 5 3 8 3s6-1 8-3c2-3 3-6 3-10v-5c0-3-1-6-3-8s-5-4-8-4-6 2-8 4-3 5-3 9zM408 76c0-5 2-10 5-14 4-4 9-6 15-6s11 2 14 6c4 4 6 9 6 15v5c0 6-2 11-5 14-4 4-9 6-15 6s-10-2-14-5c-4-4-6-9-6-16zM417 82c0 3 1 6 3 9 2 2 5 3 8 3s6-1 8-3c2-3 3-6 3-10v-5c0-3-1-6-3-8-2-3-5-4-8-4s-6 1-8 4c-2 2-3 5-3 9zM383 93l-7-4 48-78 7 5z">
          <text:p/>
        </draw:path>
        <draw:path draw:style-name="gr10" draw:text-style-name="P6" draw:layer="layout" svg:width="0.447cm" svg:height="0.101cm" svg:x="5.752cm" svg:y="1.528cm" svg:viewBox="0 0 448 102" svg:d="M50 57c-3 3-6 6-10 8s-8 3-12 3c-5 0-10-2-15-5-4-2-7-6-9-11-3-6-4-11-4-18 0-6 1-12 4-18 2-5 6-9 10-12 5-2 11-4 17-4 9 0 17 4 23 11s8 18 8 30v4c0 19-3 33-11 42s-19 13-35 14h-2v-11h3c10 0 18-3 23-8 6-5 9-13 10-25zM30 57c4 0 8-1 12-3 3-3 6-6 8-10v-5c0-8-2-15-6-21-3-5-8-7-13-7-6 0-10 2-14 6-3 4-5 10-5 17s2 12 5 17c3 4 8 6 13 6zM132 2v10h-2c-10 0-18 3-24 9-5 5-9 13-9 24 5-6 12-9 21-9 8 0 15 3 20 9s8 14 8 23c0 10-3 19-8 25-6 6-13 9-23 9-9 0-17-4-23-11-5-7-8-16-8-28v-5c0-18 4-32 11-42 8-9 20-14 35-14zM116 46c-5 0-9 2-12 4-4 3-7 6-8 10v4c0 9 2 15 6 20 3 5 8 8 13 8 6 0 10-2 14-7 3-4 5-9 5-16s-2-12-5-16c-4-4-8-7-13-7zM165 94c0-2 1-4 2-5 2-2 4-2 6-2 3 0 5 0 6 2 2 1 2 3 2 5s0 4-2 5c-1 2-3 2-6 2-2 0-4 0-6-2-1-1-2-3-2-5zM263 101h-64v-9l34-38c5-6 8-11 10-14 2-4 3-8 3-12 0-5-1-9-4-13-4-3-8-4-13-4-6 0-11 1-14 5-4 3-6 8-6 15h-12c0-10 3-17 8-22 6-6 14-9 24-9 9 0 17 3 22 7 5 5 8 12 8 20 0 10-6 21-19 35l-26 28h49zM298 45h9c6 0 11-2 14-5 4-3 6-7 6-12 0-12-6-17-18-17-5 0-10 1-13 4s-5 7-5 12h-12c0-7 3-14 8-19 6-5 13-8 22-8s17 3 22 8c5 4 8 11 8 20 0 5-1 9-4 13s-7 7-12 9c6 2 10 4 13 8s4 9 4 15c0 9-3 16-8 21-6 5-14 8-23 8s-17-3-22-7c-6-6-9-12-9-20h13c0 5 1 9 4 12 4 3 9 5 14 5 6 0 11-2 14-5s5-8 5-14c0-5-2-10-5-13-4-3-9-5-16-5h-9zM360 20c0-6 1-10 5-14s9-6 15-6 11 2 15 6c3 4 5 9 5 15v5c0 6-2 11-6 15-3 3-8 5-14 5s-11-2-15-5c-4-4-5-9-5-16zM369 26c0 3 1 6 3 9 2 2 5 3 8 3s6-1 8-3c2-3 3-6 3-10v-5c0-3-1-6-3-8s-5-4-8-4-6 2-8 4-3 5-3 9zM408 76c0-5 2-10 5-14 4-4 9-6 15-6s11 2 14 6c4 4 6 9 6 15v5c0 6-2 11-5 14-4 4-9 6-15 6s-10-2-14-5c-4-4-6-9-6-16zM417 82c0 3 1 6 3 9 2 2 5 3 8 3s6-1 8-3c2-3 3-6 3-10v-5c0-3-1-6-3-8-2-3-5-4-8-4s-6 1-8 4c-2 2-3 5-3 9zM383 93l-7-4 48-78 7 5z">
          <text:p/>
        </draw:path>
        <draw:path draw:style-name="gr9" draw:text-style-name="P1" draw:layer="layout" svg:width="0.524cm" svg:height="0.101cm" svg:x="7.593cm" svg:y="1.437cm" svg:viewBox="0 0 525 102" svg:d="M38 100h-13v-84l-25 10v-12l36-13h2zM140 58c0 15-3 26-8 33s-13 11-23 11c-11 0-19-4-24-11s-8-17-8-31v-17c0-14 3-26 8-32 5-8 13-11 23-11 11 0 19 3 24 10s8 18 8 32zM127 41c0-10-1-18-5-23-2-5-7-8-14-8-6 0-11 3-14 8-2 5-4 12-4 22v20c0 11 2 19 5 24s7 8 14 8c6 0 10-3 13-8s5-12 5-22zM200 100h-13v-84l-25 10v-12l36-13h2zM242 94c0-2 0-4 1-5 2-2 4-3 6-3 3 0 5 1 6 3 1 1 2 3 2 5s-1 4-2 5-3 2-6 2c-2 0-4-1-6-2-1-1-1-3-1-5zM293 45h10c6 0 10-2 14-5 3-3 5-7 5-12 0-12-6-18-18-18-5 0-9 2-13 5-3 3-5 7-5 13h-12c0-9 2-15 8-20s13-8 22-8c10 0 17 2 22 7 6 5 8 12 8 21 0 4-1 9-4 13s-6 7-11 9c5 2 9 4 12 8s5 9 5 15c0 9-3 16-9 21s-13 8-23 8c-9 0-17-3-23-8-5-5-8-11-8-19h13c0 4 1 9 5 12 3 3 8 5 14 5s10-2 13-5c4-3 5-8 5-14s-2-10-5-13c-4-3-9-5-15-5h-10zM405 1v11h-2c-10 0-18 3-23 9-6 6-9 13-10 24 5-6 12-9 21-9 8 0 15 3 21 9 5 6 7 13 7 23s-2 19-8 25-13 9-22 9c-10 0-17-4-23-11s-9-17-9-28v-5c0-18 4-32 11-42 8-10 20-15 35-15zM389 46c-4 0-9 1-12 4-4 3-6 6-8 10v4c0 9 2 15 6 20 3 5 8 7 14 7 5 0 10-2 13-6s5-10 5-16c0-7-2-13-5-16-3-5-8-7-13-7zM436 21c0-7 2-11 6-15 3-4 8-6 14-6s11 2 15 6 6 8 6 15v5c0 6-2 11-6 15-4 3-9 5-15 5s-11-2-14-5c-4-4-6-9-6-16zM445 26c0 4 1 6 3 8 2 3 5 4 8 4 4 0 6-1 8-3 2-3 3-5 3-9v-5c0-4-1-7-3-10-2-2-4-3-8-3-3 0-6 1-8 3-2 3-3 6-3 10zM484 76c0-6 2-11 6-14 4-4 8-6 14-6s11 2 15 6c4 3 6 9 6 15v4c0 6-2 11-6 15s-9 6-14 6c-6 0-11-2-15-6-4-3-6-9-6-15zM493 81c0 4 1 7 3 9 2 3 5 4 9 4 3 0 5-1 7-3 2-3 3-6 3-10v-5c0-3-1-6-3-8-2-3-5-4-8-4s-6 1-8 4c-2 2-3 5-3 8zM459 93l-7-4 48-78 7 4z">
          <text:p/>
        </draw:path>
        <draw:path draw:style-name="gr10" draw:text-style-name="P6" draw:layer="layout" svg:width="0.524cm" svg:height="0.101cm" svg:x="7.593cm" svg:y="1.437cm" svg:viewBox="0 0 525 102" svg:d="M38 100h-13v-84l-25 10v-12l36-13h2zM140 58c0 15-3 26-8 33s-13 11-23 11c-11 0-19-4-24-11s-8-17-8-31v-17c0-14 3-26 8-32 5-8 13-11 23-11 11 0 19 3 24 10s8 18 8 32zM127 41c0-10-1-18-5-23-2-5-7-8-14-8-6 0-11 3-14 8-2 5-4 12-4 22v20c0 11 2 19 5 24s7 8 14 8c6 0 10-3 13-8s5-12 5-22zM200 100h-13v-84l-25 10v-12l36-13h2zM242 94c0-2 0-4 1-5 2-2 4-3 6-3 3 0 5 1 6 3 1 1 2 3 2 5s-1 4-2 5-3 2-6 2c-2 0-4-1-6-2-1-1-1-3-1-5zM293 45h10c6 0 10-2 14-5 3-3 5-7 5-12 0-12-6-18-18-18-5 0-9 2-13 5-3 3-5 7-5 13h-12c0-9 2-15 8-20s13-8 22-8c10 0 17 2 22 7 6 5 8 12 8 21 0 4-1 9-4 13s-6 7-11 9c5 2 9 4 12 8s5 9 5 15c0 9-3 16-9 21s-13 8-23 8c-9 0-17-3-23-8-5-5-8-11-8-19h13c0 4 1 9 5 12 3 3 8 5 14 5s10-2 13-5c4-3 5-8 5-14s-2-10-5-13c-4-3-9-5-15-5h-10zM405 1v11h-2c-10 0-18 3-23 9-6 6-9 13-10 24 5-6 12-9 21-9 8 0 15 3 21 9 5 6 7 13 7 23s-2 19-8 25-13 9-22 9c-10 0-17-4-23-11s-9-17-9-28v-5c0-18 4-32 11-42 8-10 20-15 35-15zM389 46c-4 0-9 1-12 4-4 3-6 6-8 10v4c0 9 2 15 6 20 3 5 8 7 14 7 5 0 10-2 13-6s5-10 5-16c0-7-2-13-5-16-3-5-8-7-13-7zM436 21c0-7 2-11 6-15 3-4 8-6 14-6s11 2 15 6 6 8 6 15v5c0 6-2 11-6 15-4 3-9 5-15 5s-11-2-14-5c-4-4-6-9-6-16zM445 26c0 4 1 6 3 8 2 3 5 4 8 4 4 0 6-1 8-3 2-3 3-5 3-9v-5c0-4-1-7-3-10-2-2-4-3-8-3-3 0-6 1-8 3-2 3-3 6-3 10zM484 76c0-6 2-11 6-14 4-4 8-6 14-6s11 2 15 6c4 3 6 9 6 15v4c0 6-2 11-6 15s-9 6-14 6c-6 0-11-2-15-6-4-3-6-9-6-15zM493 81c0 4 1 7 3 9 2 3 5 4 9 4 3 0 5-1 7-3 2-3 3-6 3-10v-5c0-3-1-6-3-8-2-3-5-4-8-4s-6 1-8 4c-2 2-3 5-3 8zM459 93l-7-4 48-78 7 4z">
          <text:p/>
        </draw:path>
        <draw:frame draw:style-name="gr11" draw:text-style-name="P8" draw:layer="layout" svg:width="0.453cm" svg:height="0.239cm" svg:x="0.156cm" svg:y="3.025cm">
          <draw:text-box>
            <text:p text:style-name="P7"><text:span text:style-name="T1"><text:s/></text:span><text:span text:style-name="T1">0%</text:span></text:p>
          </draw:text-box>
        </draw:frame>
        <draw:frame draw:style-name="gr12" draw:text-style-name="P8" draw:layer="layout" svg:width="0.541cm" svg:height="0.239cm" svg:x="0.075cm" svg:y="2.58cm">
          <draw:text-box>
            <text:p text:style-name="P7"><text:span text:style-name="T1">25 %</text:span></text:p>
          </draw:text-box>
        </draw:frame>
        <draw:frame draw:style-name="gr12" draw:text-style-name="P8" draw:layer="layout" svg:width="0.541cm" svg:height="0.239cm" svg:x="0.075cm" svg:y="2.137cm">
          <draw:text-box>
            <text:p text:style-name="P7"><text:span text:style-name="T1">50 %</text:span></text:p>
          </draw:text-box>
        </draw:frame>
        <draw:frame draw:style-name="gr12" draw:text-style-name="P8" draw:layer="layout" svg:width="0.541cm" svg:height="0.239cm" svg:x="0.075cm" svg:y="1.693cm">
          <draw:text-box>
            <text:p text:style-name="P7"><text:span text:style-name="T1">75 %</text:span></text:p>
          </draw:text-box>
        </draw:frame>
        <draw:frame draw:style-name="gr13" draw:text-style-name="P8" draw:layer="layout" svg:width="0.627cm" svg:height="0.239cm" svg:x="-0.006cm" svg:y="1.249cm">
          <draw:text-box>
            <text:p text:style-name="P7"><text:span text:style-name="T1">100 %</text:span></text:p>
          </draw:text-box>
        </draw:frame>
        <draw:frame draw:style-name="gr13" draw:text-style-name="P8" draw:layer="layout" svg:width="0.627cm" svg:height="0.239cm" svg:x="-0.006cm" svg:y="0.805cm">
          <draw:text-box>
            <text:p text:style-name="P7"><text:span text:style-name="T1">125 %</text:span></text:p>
          </draw:text-box>
        </draw:frame>
        <draw:frame draw:style-name="gr14" draw:text-style-name="P8" draw:layer="layout" svg:width="1.78cm" svg:height="0.239cm" svg:x="1.018cm" svg:y="3.214cm">
          <draw:text-box>
            <text:p text:style-name="P7"><text:span text:style-name="T1">Floating-point 32-bit</text:span></text:p>
          </draw:text-box>
        </draw:frame>
        <draw:frame draw:style-name="gr15" draw:text-style-name="P8" draw:layer="layout" svg:width="1.45cm" svg:height="0.239cm" svg:x="3.066cm" svg:y="3.214cm">
          <draw:text-box>
            <text:p text:style-name="P7"><text:span text:style-name="T1">Fixed-point 8-bit</text:span></text:p>
          </draw:text-box>
        </draw:frame>
        <draw:path draw:style-name="gr5" draw:text-style-name="P3" draw:layer="layout" svg:width="0.138cm" svg:height="0.138cm" svg:x="3.771cm" svg:y="0.573cm" svg:viewBox="0 0 139 139" svg:d="M0 11c0-6 5-11 11-11h117c6 0 11 5 11 11v117c0 6-5 11-11 11h-117c-6 0-11-5-11-11z">
          <text:p/>
        </draw:path>
        <draw:frame draw:style-name="gr16" draw:text-style-name="P8" draw:layer="layout" svg:width="1.217cm" svg:height="0.477cm" svg:x="5.062cm" svg:y="3.214cm">
          <draw:text-box>
            <text:p text:style-name="P7"><text:span text:style-name="T1">Hybrid-Float6</text:span></text:p>
            <text:p text:style-name="P9"><text:span text:style-name="T1">with QAT</text:span></text:p>
          </draw:text-box>
        </draw:frame>
        <draw:path draw:style-name="gr6" draw:text-style-name="P4" draw:layer="layout" svg:width="0.138cm" svg:height="0.138cm" svg:x="4.478cm" svg:y="0.573cm" svg:viewBox="0 0 139 139" svg:d="M0 11c0-6 5-11 11-11h117c6 0 11 5 11 11v117c0 6-5 11-11 11h-117c-6 0-11-5-11-11z">
          <text:p/>
        </draw:path>
        <draw:frame draw:style-name="gr17" draw:text-style-name="P8" draw:layer="layout" svg:width="0.438cm" svg:height="0.239cm" svg:x="3.955cm" svg:y="0.523cm">
          <draw:text-box>
            <text:p text:style-name="P7"><text:span text:style-name="T2">MSE</text:span></text:p>
          </draw:text-box>
        </draw:frame>
        <draw:frame draw:style-name="gr18" draw:text-style-name="P8" draw:layer="layout" svg:width="0.472cm" svg:height="0.239cm" svg:x="4.661cm" svg:y="0.523cm">
          <draw:text-box>
            <text:p text:style-name="P7"><text:span text:style-name="T2">MAE</text:span></text:p>
          </draw:text-box>
        </draw:frame>
        <draw:frame draw:style-name="gr19" draw:text-style-name="P11" draw:layer="layout" svg:width="2.377cm" svg:height="0.239cm" svg:x="0.143cm" svg:y="0.075cm">
          <draw:text-box>
            <text:p text:style-name="P10"><text:span text:style-name="T3">Normalized MSE and MAE</text:span></text:p>
          </draw:text-box>
        </draw:frame>
        <draw:frame draw:style-name="gr20" draw:text-style-name="P13" draw:layer="layout" svg:width="2.259cm" svg:height="0.477cm" svg:x="6.413cm" svg:y="3.207cm">
          <draw:text-box>
            <text:p text:style-name="P12"><text:span text:style-name="T1"><text:s/></text:span><text:span text:style-name="T1">Hybrid-Logarithmic 6-bit with QA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3T15:36:22.652246855</dc:date>
    <meta:editing-duration>PT5M10S</meta:editing-duration>
    <meta:editing-cycles>3</meta:editing-cycles>
    <meta:generator>LibreOffice/6.4.7.2$Linux_X86_64 LibreOffice_project/40$Build-2</meta:generator>
    <meta:document-statistic meta:object-count="110"/>
  </office:meta>
</office:document-meta>
</file>